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27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"/>
    <style:style style:name="ce5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Hora</text:p>
          </table:table-cell>
          <table:covered-table-cell table:style-name="ce5"/>
          <table:table-cell table:style-name="ce5" office:value-type="string">
            <text:p>Aula virtual</text:p>
          </table:table-cell>
          <table:table-cell table:style-name="ce5" office:value-type="string">
            <text:p>Hall</text:p>
          </table:table-cell>
          <table:table-cell/>
          <table:table-cell office:value-type="string">
            <text:p>Paus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time" office:time-value="PT09H45M00S">
            <text:p>09:45</text:p>
          </table:table-cell>
          <table:table-cell table:formula="of:=[.A2] + (1/1440) * [.G2]" office:value-type="time" office:time-value="PT10H00M00S">
            <text:p>10:00</text:p>
          </table:table-cell>
          <table:table-cell table:style-name="ce6" office:value-type="string" table:number-columns-spanned="2" table:number-rows-spanned="1">
            <text:p>Acreditaciones</text:p>
          </table:table-cell>
          <table:covered-table-cell table:style-name="ce6"/>
          <table:table-cell/>
          <table:table-cell office:value-type="string">
            <text:p>Acreditacione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formula="of:=[.B2] + (1/1440) * [.$G$1]" office:value-type="time" office:time-value="PT10H05M00S">
            <text:p>10:05</text:p>
          </table:table-cell>
          <table:table-cell table:formula="of:=[.A3] + (1/1440) * [.$G$3]" office:value-type="time" office:time-value="PT10H55M00S">
            <text:p>10:55</text:p>
          </table:table-cell>
          <table:table-cell table:style-name="ce7" office:value-type="string">
            <text:p><text:span text:style-name="T1">Filosofía, historia y actualidad</text:span></text:p>
            <text:p>Ing. Diego Saravia</text:p>
          </table:table-cell>
          <table:table-cell table:style-name="ce6" office:value-type="string" table:number-columns-spanned="1" table:number-rows-spanned="4">
            <text:p>Instalaciones</text:p>
          </table:table-cell>
          <table:table-cell/>
          <table:table-cell office:value-type="string">
            <text:p>Charla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formula="of:=[.B3] + (1/1440) * [.$G$1]" office:value-type="time" office:time-value="PT11H00M00S">
            <text:p>11:00</text:p>
          </table:table-cell>
          <table:table-cell table:formula="of:=[.A4] + (1/1440) * [.$G$3]" office:value-type="time" office:time-value="PT11H50M00S">
            <text:p>11:50</text:p>
          </table:table-cell>
          <table:table-cell table:style-name="ce7" office:value-type="string">
            <text:p><text:span text:style-name="T1">Notación Musical Libre</text:span></text:p>
            <text:p>Prof. Pablo Herrera</text:p>
          </table:table-cell>
          <table:covered-table-cell table:style-name="ce6"/>
          <table:table-cell/>
          <table:table-cell office:value-type="string">
            <text:p>Almuerzo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formula="of:=[.B4] + (1/1440) * [.$G$1]" office:value-type="time" office:time-value="PT11H55M00S">
            <text:p>11:55</text:p>
          </table:table-cell>
          <table:table-cell table:formula="of:=[.A5] + (1/1440) * [.$G$3]" office:value-type="time" office:time-value="PT12H45M00S">
            <text:p>12:45</text:p>
          </table:table-cell>
          <table:table-cell table:style-name="ce7" office:value-type="string">
            <text:p><text:span text:style-name="T1">Introducción al manejo</text:span></text:p>
            <text:p>Ing. Miguel Tolaba</text:p>
          </table:table-cell>
          <table:covered-table-cell table:style-name="ce6"/>
          <table:table-cell/>
          <table:table-cell office:value-type="string">
            <text:p>Cierr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formula="of:=[.B5] + (1/1440) * [.$G$1]" office:value-type="time" office:time-value="PT12H50M00S">
            <text:p>12:50</text:p>
          </table:table-cell>
          <table:table-cell table:formula="of:=[.A6] + (1/1440) * [.$G$3]" office:value-type="time" office:time-value="PT13H40M00S">
            <text:p>13:40</text:p>
          </table:table-cell>
          <table:table-cell table:style-name="ce7" office:value-type="string">
            <text:p><text:span text:style-name="T1">Juegos libres</text:span></text:p>
            <text:p>Nilsa Sarmiento, Diego Gil</text:p>
          </table:table-cell>
          <table:covered-table-cell table:style-name="ce6"/>
          <table:table-cell table:number-columns-repeated="3"/>
        </table:table-row>
        <table:table-row table:style-name="ro1">
          <table:table-cell table:formula="of:=[.B6] + (1/1440) * [.$G$1]" office:value-type="time" office:time-value="PT13H45M00S">
            <text:p>13:45</text:p>
          </table:table-cell>
          <table:table-cell table:formula="of:=[.A7] + (1/1440) * [.$G$4]" office:value-type="time" office:time-value="PT14H30M00S">
            <text:p>14:30</text:p>
          </table:table-cell>
          <table:table-cell table:style-name="ce6" office:value-type="string" table:number-columns-spanned="2" table:number-rows-spanned="1">
            <text:p>Almuerzo</text:p>
          </table:table-cell>
          <table:covered-table-cell table:style-name="ce6"/>
          <table:table-cell table:number-columns-repeated="3"/>
        </table:table-row>
        <table:table-row table:style-name="ro2">
          <table:table-cell table:formula="of:=[.B7] + (1/1440) * [.$G$1]" office:value-type="time" office:time-value="PT14H35M00S">
            <text:p>14:35</text:p>
          </table:table-cell>
          <table:table-cell table:formula="of:=[.A8] + (1/1440) * [.$G$3]" office:value-type="time" office:time-value="PT15H25M00S">
            <text:p>15:25</text:p>
          </table:table-cell>
          <table:table-cell table:style-name="ce7" office:value-type="string">
            <text:p><text:span text:style-name="T1">Libera tu vieja PC</text:span></text:p>
            <text:p>Diego Gil</text:p>
          </table:table-cell>
          <table:table-cell table:style-name="ce6" office:value-type="string" table:number-columns-spanned="1" table:number-rows-spanned="3">
            <text:p>Instalaciones</text:p>
          </table:table-cell>
          <table:table-cell table:number-columns-repeated="3"/>
        </table:table-row>
        <table:table-row table:style-name="ro2">
          <table:table-cell table:formula="of:=[.B8] + (1/1440) * [.$G$1]" office:value-type="time" office:time-value="PT15H30M00S">
            <text:p>15:30</text:p>
          </table:table-cell>
          <table:table-cell table:formula="of:=[.A9] + (1/1440) * [.$G$3]" office:value-type="time" office:time-value="PT16H20M00S">
            <text:p>16:20</text:p>
          </table:table-cell>
          <table:table-cell table:style-name="ce7" office:value-type="string">
            <text:p><text:span text:style-name="T1">Equivalentes, sustitutos GNU/Linux – Windows</text:span></text:p>
            <text:p>Nilsa Sarmiento</text:p>
          </table:table-cell>
          <table:covered-table-cell table:style-name="ce6"/>
          <table:table-cell table:number-columns-repeated="3"/>
        </table:table-row>
        <table:table-row table:style-name="ro2">
          <table:table-cell table:formula="of:=[.B9] + (1/1440) * [.$G$1]" office:value-type="time" office:time-value="PT16H25M00S">
            <text:p>16:25</text:p>
          </table:table-cell>
          <table:table-cell table:formula="of:=[.A10] + (1/1440) * [.$G$3]" office:value-type="time" office:time-value="PT17H15M00S">
            <text:p>17:15</text:p>
          </table:table-cell>
          <table:table-cell table:style-name="ce7" office:value-type="string">
            <text:p><text:span text:style-name="T1">Aplicaciones libres en Windows</text:span></text:p>
            <text:p>Ernesto</text:p>
          </table:table-cell>
          <table:covered-table-cell table:style-name="ce6"/>
          <table:table-cell table:number-columns-repeated="3"/>
        </table:table-row>
        <table:table-row table:style-name="ro1">
          <table:table-cell table:formula="of:=[.B10] + (1/1440) * [.$G$1]" office:value-type="time" office:time-value="PT17H20M00S">
            <text:p>17:20</text:p>
          </table:table-cell>
          <table:table-cell table:formula="of:=[.A11] + (1/1440) * [.$G$5]" office:value-type="time" office:time-value="PT17H35M00S">
            <text:p>17:35</text:p>
          </table:table-cell>
          <table:table-cell table:style-name="ce6" office:value-type="string" table:number-columns-spanned="2" table:number-rows-spanned="1">
            <text:p>Cierre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 table:number-columns-repeated="3"/>
        </table:table-row>
        <table:table-row table:style-name="ro1" table:number-rows-repeated="3">
          <table:table-cell table:style-name="ce3" table:number-columns-repeated="2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6">
          <table:table-cell table:style-name="ce4" table:number-columns-repeated="2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05:0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16T05:09:52</dc:date>
    <meta:editing-duration>PT13M57S</meta:editing-duration>
    <meta:editing-cycles>3</meta:editing-cycles>
    <meta:generator>LibreOffice/3.3$Unix LibreOffice_project/330m19$Build-8</meta:generator>
    <meta:document-statistic meta:table-count="3" meta:cell-count="45" meta:object-count="0"/>
  </office:meta>
</office:document-meta>
</file>